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22B91F803B7C94C514E.png" manifest:media-type="image/png"/>
  <manifest:file-entry manifest:full-path="Pictures/10000201000002DE0000022B48E43C4A416D29CE.png" manifest:media-type="image/png"/>
  <manifest:file-entry manifest:full-path="Pictures/1000020100000230000001ED15449AA5FD02D663.png" manifest:media-type="image/png"/>
  <manifest:file-entry manifest:full-path="Pictures/10000201000002BC000002BCD292CF796BDC53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ff9f3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draw:fill-image-width="0cm" draw:fill-image-height="0cm" style:mirror="none" fo:clip="rect(-0.651cm, -0.741cm, -0.651cm, -0.7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9f3c" draw:textarea-horizontal-align="justify" draw:textarea-vertical-align="middle" draw:auto-grow-height="false" fo:min-height="10.16cm" fo:min-width="16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10.818cm" svg:y="0.429cm" svg:width="4.56cm" svg:height="4.02cm" draw:z-index="1"><draw:image xlink:href="Pictures/1000020100000230000001ED15449AA5FD02D663.png" xlink:type="simple" xlink:show="embed" xlink:actuate="onLoad"/></draw:frame><draw:frame draw:style-name="fr2" draw:name="Image1" text:anchor-type="paragraph" svg:x="0.79cm" svg:y="1.981cm" svg:width="7.62cm" svg:height="7.62cm" draw:z-index="3"><draw:image xlink:href="Pictures/10000201000002BC000002BCD292CF796BDC530B.png" xlink:type="simple" xlink:show="embed" xlink:actuate="onLoad"/></draw:frame><draw:frame draw:style-name="fr2" draw:name="Image4" text:anchor-type="paragraph" svg:x="8.888cm" svg:y="12.344cm" svg:width="7.62cm" svg:height="7.62cm" draw:z-index="4"><draw:image xlink:href="Pictures/10000201000002BC000002BCD292CF796BDC530B.png" xlink:type="simple" xlink:show="embed" xlink:actuate="onLoad"/></draw:frame><draw:frame draw:style-name="fr2" draw:name="Image2" text:anchor-type="paragraph" svg:x="9.664cm" svg:y="4.678cm" svg:width="6.72cm" svg:height="5.08cm" draw:z-index="5"><draw:image xlink:href="Pictures/10000201000002DE0000022B48E43C4A416D29CE.png" xlink:type="simple" xlink:show="embed" xlink:actuate="onLoad"/></draw:frame><draw:frame draw:style-name="fr2" draw:name="Image5" text:anchor-type="paragraph" svg:x="1.108cm" svg:y="13.233cm" svg:width="6.72cm" svg:height="5.08cm" draw:z-index="6"><draw:image xlink:href="Pictures/10000201000002DE0000022B91F803B7C94C514E.png" xlink:type="simple" xlink:show="embed" xlink:actuate="onLoad"/></draw:frame><draw:custom-shape text:anchor-type="paragraph" draw:z-index="0" draw:name="Shape1" draw:style-name="gr1" draw:text-style-name="P1" svg:width="16.922cm" svg:height="10.161cm" svg:x="0.18cm" svg:y="0.081cm"><text:p/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" svg:width="16.922cm" svg:height="10.161cm" svg:x="0.069cm" svg:y="10.532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al Gupta</meta:initial-creator>
    <meta:creation-date>2017-12-08T15:36:43.017045529</meta:creation-date>
    <dc:date>2017-12-08T20:30:41.300884989</dc:date>
    <dc:creator>Kunal Gupta</dc:creator>
    <meta:editing-duration>PT50M13S</meta:editing-duration>
    <meta:editing-cycles>3</meta:editing-cycles>
    <meta:generator>LibreOffice/5.1.4.2$Linux_X86_64 LibreOffice_project/10m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